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1E035201F4BE0FBFE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104cm" fo:min-width="5.808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fo:min-height="3.156cm" fo:min-width="4.734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min-height="0.868cm" fo:min-width="2.147cm"/>
    </style:style>
    <style:style style:name="gr4" style:family="graphic" style:parent-style-name="standard">
      <style:graphic-properties draw:stroke="dash" draw:stroke-dash="Ultrafine_20_Dashed" draw:fill="solid" draw:fill-color="#ff950e" draw:textarea-horizontal-align="justify" draw:textarea-vertical-align="middle" draw:auto-grow-height="false" fo:min-height="0.559cm" fo:min-width="0.309cm" draw:shadow-offset-x="0.203cm" draw:shadow-offset-y="0.203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 fo:min-height="0.559cm" fo:min-width="0.309cm" draw:shadow-offset-x="0.203cm" draw:shadow-offset-y="0.20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end="Symmetric_20_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3" style:family="graphic" style:parent-style-name="standard">
      <style:graphic-properties draw:stroke="dash" draw:stroke-dash="Ultrafine_20_Dashed" draw:fill="solid" draw:fill-color="#99ccff" draw:textarea-horizontal-align="justify" draw:textarea-vertical-align="middle" draw:auto-grow-height="false" fo:min-height="0.559cm" fo:min-width="0.309cm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 fo:min-height="0.559cm" fo:min-width="0.30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="solid" draw:fill-color="#99ccff" draw:opacity="0%" draw:textarea-horizontal-align="justify" draw:textarea-vertical-align="middle" draw:auto-grow-height="false" fo:min-height="3.418cm" fo:min-width="5.835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4cm"/>
    </style:style>
    <style:style style:name="gr19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379cm" fo:min-width="0.129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0.893cm" fo:min-width="2.629cm" fo:wrap-option="no-wrap" draw:shadow-opacity="0%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0.893cm" fo:min-width="2.802cm" fo:wrap-option="no-wrap" draw:shadow-opacity="0%"/>
    </style:style>
    <style:style style:name="gr24" style:family="graphic" style:parent-style-name="standard">
      <style:graphic-properties draw:fill="solid" draw:fill-color="#ff950e" draw:textarea-vertical-align="middle" draw:auto-grow-height="false" fo:min-height="0.009cm" fo:min-width="1.168cm"/>
    </style:style>
    <style:style style:name="gr25" style:family="graphic" style:parent-style-name="standard">
      <style:graphic-properties draw:fill="solid" draw:fill-color="#99ccff" draw:textarea-horizontal-align="justify" draw:textarea-vertical-align="middle" draw:auto-grow-height="false" fo:min-height="0.068cm" fo:min-width="1.94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</style:style>
    <style:style style:name="P3" style:family="paragraph">
      <loext:graphic-properties draw:fill="solid" draw:fill-color="#ff95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solid" draw:fill-color="#99ccff" draw:opacity="0%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729fcf" draw:opacity="20%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ff950e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99cc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6cm" svg:height="0.392cm" svg:x="7.884cm" svg:y="5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602cm" svg:height="3.774cm" svg:x="8.251cm" svg:y="6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2.767cm" svg:height="1.238cm" svg:x="8.611cm" svg:y="7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.143cm" svg:height="1.143cm" svg:x="8.469cm" svg:y="10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143cm" svg:height="1.143cm" svg:x="8.869cm" svg:y="1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88cm" svg:y1="5.699cm" svg:x2="9.892cm" svg:y2="5.701cm">
          <text:p/>
        </draw:line>
        <draw:line draw:style-name="gr7" draw:text-style-name="P4" draw:layer="layout" svg:x1="9.916cm" svg:y1="5.699cm" svg:x2="12.795cm" svg:y2="5.699cm">
          <text:p/>
        </draw:line>
        <draw:line draw:style-name="gr8" draw:text-style-name="P4" draw:layer="layout" svg:x1="9.923cm" svg:y1="5.722cm" svg:x2="9.916cm" svg:y2="7.35cm">
          <text:p/>
        </draw:line>
        <draw:line draw:style-name="gr9" draw:text-style-name="P4" draw:layer="layout" svg:x1="12.78cm" svg:y1="5.745cm" svg:x2="12.78cm" svg:y2="6.761cm">
          <text:p/>
        </draw:line>
        <draw:frame draw:style-name="gr10" draw:text-style-name="P4" draw:layer="layout" svg:width="1.778cm" svg:height="0.889cm" svg:x="11.686cm" svg:y="5.759cm">
          <draw:image xlink:href="Pictures/10000201000003C0000001E035201F4BE0FBFE04.png" xlink:type="simple" xlink:show="embed" xlink:actuate="onLoad" loext:mime-type="image/png">
            <text:p/>
          </draw:image>
        </draw:frame>
        <draw:frame draw:style-name="gr11" draw:text-style-name="P6" draw:layer="layout" svg:width="3.063cm" svg:height="0.806cm" svg:x="10.545cm" svg:y="8.896cm">
          <draw:text-box>
            <text:p text:style-name="P5"><text:span text:style-name="T1">m</text:span><text:span text:style-name="T1">ai</text:span><text:span text:style-name="T1">n </text:span><text:span text:style-name="T1">k</text:span><text:span text:style-name="T1">e</text:span><text:span text:style-name="T1">r</text:span><text:span text:style-name="T1">n</text:span><text:span text:style-name="T1">el</text:span></text:p>
          </draw:text-box>
        </draw:frame>
        <draw:frame draw:style-name="gr12" draw:text-style-name="P7" draw:layer="layout" svg:width="1.069cm" svg:height="0.607cm" svg:x="8.923cm" svg:y="11.583cm">
          <draw:text-box>
            <text:p><text:span text:style-name="T2">Ap</text:span><text:span text:style-name="T2">p</text:span></text:p>
          </draw:text-box>
        </draw:frame>
        <draw:frame draw:style-name="gr11" draw:text-style-name="P9" draw:layer="layout" svg:width="2.644cm" svg:height="1.115cm" svg:x="8.692cm" svg:y="7.397cm">
          <draw:text-box>
            <text:p text:style-name="P8"><text:span text:style-name="T3">a</text:span><text:span text:style-name="T3">ut</text:span><text:span text:style-name="T3">o</text:span><text:span text:style-name="T3">n</text:span><text:span text:style-name="T3">o</text:span><text:span text:style-name="T3">m</text:span><text:span text:style-name="T3">o</text:span><text:span text:style-name="T3">u</text:span><text:span text:style-name="T3">s</text:span></text:p>
            <text:p text:style-name="P8"><text:span text:style-name="T3">c</text:span><text:span text:style-name="T3">or</text:span><text:span text:style-name="T3">e</text:span></text:p>
          </draw:text-box>
        </draw:frame>
        <draw:custom-shape draw:style-name="gr13" draw:text-style-name="P2" draw:layer="layout" svg:width="1.143cm" svg:height="1.143cm" svg:x="10.169cm" svg:y="10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0.469cm" svg:y="1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0.769cm" svg:y="1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069cm" svg:height="0.607cm" svg:x="10.823cm" svg:y="11.783cm">
          <draw:text-box>
            <text:p><text:span text:style-name="T2">Ap</text:span><text:span text:style-name="T2">p</text:span></text:p>
          </draw:text-box>
        </draw:frame>
        <draw:custom-shape draw:style-name="gr13" draw:text-style-name="P2" draw:layer="layout" svg:width="1.143cm" svg:height="1.143cm" svg:x="10.169cm" svg:y="1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0.469cm" svg:y="1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0.769cm" svg:y="13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143cm" svg:x="11.969cm" svg:y="12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2.269cm" svg:y="1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2.569cm" svg:y="13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143cm" svg:height="1.143cm" svg:x="11.969cm" svg:y="10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2.269cm" svg:y="1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143cm" svg:height="1.143cm" svg:x="12.569cm" svg:y="1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069cm" svg:height="0.607cm" svg:x="10.824cm" svg:y="11.784cm">
          <draw:text-box>
            <text:p><text:span text:style-name="T2">A</text:span><text:span text:style-name="T2">p</text:span><text:span text:style-name="T2">p</text:span></text:p>
          </draw:text-box>
        </draw:frame>
        <draw:frame draw:style-name="gr12" draw:text-style-name="P7" draw:layer="layout" svg:width="1.069cm" svg:height="0.607cm" svg:x="12.625cm" svg:y="11.785cm">
          <draw:text-box>
            <text:p><text:span text:style-name="T2">A</text:span><text:span text:style-name="T2">p</text:span><text:span text:style-name="T2">p</text:span></text:p>
          </draw:text-box>
        </draw:frame>
        <draw:frame draw:style-name="gr12" draw:text-style-name="P7" draw:layer="layout" svg:width="1.069cm" svg:height="0.607cm" svg:x="12.626cm" svg:y="13.686cm">
          <draw:text-box>
            <text:p><text:span text:style-name="T2">A</text:span><text:span text:style-name="T2">p</text:span><text:span text:style-name="T2">p</text:span></text:p>
          </draw:text-box>
        </draw:frame>
        <draw:frame draw:style-name="gr12" draw:text-style-name="P7" draw:layer="layout" svg:width="1.069cm" svg:height="0.607cm" svg:x="10.827cm" svg:y="13.687cm">
          <draw:text-box>
            <text:p><text:span text:style-name="T2">A</text:span><text:span text:style-name="T2">p</text:span><text:span text:style-name="T2">p</text:span></text:p>
          </draw:text-box>
        </draw:frame>
        <draw:connector draw:style-name="gr15" draw:text-style-name="P8" draw:layer="layout" svg:x1="9.994cm" svg:y1="8.585cm" svg:x2="9.041cm" svg:y2="10.92cm" draw:start-shape="id1" draw:start-glue-point="2" draw:end-shape="id2" draw:end-glue-point="4" svg:d="M9994 8585v1168h-953v1167" svg:viewBox="0 0 954 2336">
          <text:p/>
        </draw:connector>
        <draw:custom-shape draw:style-name="gr16" draw:text-style-name="P10" draw:layer="layout" svg:width="6.731cm" svg:height="4.064cm" svg:x="7.68cm" svg:y="10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1.256cm" svg:height="0.725cm" svg:x="6.597cm" svg:y="5.329cm">
          <draw:text-box>
            <text:p text:style-name="P5"><text:span text:style-name="T4">I</text:span><text:span text:style-name="T4">R</text:span><text:span text:style-name="T4">Q</text:span></text:p>
          </draw:text-box>
        </draw:frame>
        <draw:frame draw:style-name="gr18" draw:text-style-name="P13" draw:layer="layout" svg:width="1.827cm" svg:height="1.361cm" svg:x="8.007cm" svg:y="12.996cm">
          <draw:text-box>
            <text:p text:style-name="P12"><text:span text:style-name="T1">u</text:span><text:span text:style-name="T1">s</text:span><text:span text:style-name="T1">e</text:span><text:span text:style-name="T1">r</text:span></text:p>
            <text:p text:style-name="P12"><text:span text:style-name="T1">s</text:span><text:span text:style-name="T1">p</text:span><text:span text:style-name="T1">a</text:span><text:span text:style-name="T1">c</text:span><text:span text:style-name="T1">e</text:span></text:p>
          </draw:text-box>
        </draw:frame>
        <draw:custom-shape draw:style-name="gr19" draw:text-style-name="P14" draw:layer="layout" svg:width="0.889cm" svg:height="0.889cm" svg:x="9.445cm" svg:y="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889cm" svg:height="0.889cm" svg:x="12.344cm" svg:y="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draw:layer="layout" svg:width="3.254cm" svg:height="1.039cm" svg:x="5.217cm" svg:y="3.832cm">
          <draw:text-box>
            <text:p text:style-name="P15"><text:span text:style-name="T5">Real interrupt</text:span></text:p>
            <text:p text:style-name="P15"><text:span text:style-name="T5">masking (in CPU)</text:span></text:p>
          </draw:text-box>
        </draw:frame>
        <draw:frame draw:style-name="gr21" draw:text-style-name="P17" draw:layer="layout" svg:width="3.494cm" svg:height="1.204cm" svg:x="14.094cm" svg:y="3.833cm">
          <draw:text-box>
            <text:p text:style-name="P15"><text:span text:style-name="T5">V</text:span><text:span text:style-name="T5">i</text:span><text:span text:style-name="T5">r</text:span><text:span text:style-name="T5">t</text:span><text:span text:style-name="T5">u</text:span><text:span text:style-name="T5">a</text:span><text:span text:style-name="T5">l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r</text:span><text:span text:style-name="T5">u</text:span><text:span text:style-name="T5">p</text:span><text:span text:style-name="T5">t</text:span></text:p>
            <text:p text:style-name="P15"><text:span text:style-name="T5">m</text:span><text:span text:style-name="T5">a</text:span><text:span text:style-name="T5">s</text:span><text:span text:style-name="T5">k</text:span><text:span text:style-name="T5">i</text:span><text:span text:style-name="T5">n</text:span><text:span text:style-name="T5">g</text:span><text:span text:style-name="T5"> </text:span><text:span text:style-name="T5">(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5">)</text:span></text:p>
          </draw:text-box>
        </draw:frame>
        <draw:custom-shape draw:style-name="gr22" draw:text-style-name="P18" draw:layer="layout" svg:width="3.129cm" svg:height="1.143cm" svg:x="5.247cm" svg:y="3.794cm">
          <text:p/>
          <draw:enhanced-geometry svg:viewBox="0 0 21600 21600" draw:mirror-horizontal="true" draw:type="line-callout-2" draw:modifiers="-9709.64856230032 26981.1188811189 -3600 4000 -1725.23961661342 10479.0209790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8" draw:layer="layout" svg:width="3.302cm" svg:height="1.143cm" svg:x="14.163cm" svg:y="3.794cm">
          <text:p/>
          <draw:enhanced-geometry svg:viewBox="0 0 21600 21600" draw:mirror-horizontal="false" draw:type="line-callout-2" draw:modifiers="-8880.65395095368 33174.1258741259 -3600 4000 -1641.41689373297 10479.0209790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19" draw:layer="layout" svg:width="2.54cm" svg:height="0.635cm" svg:x="5.947cm" svg:y="7.66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6" draw:layer="layout" svg:width="2.771cm" svg:height="1.199cm" svg:x="3.135cm" svg:y="7.354cm">
          <draw:text-box>
            <text:p text:style-name="P12"><text:span text:style-name="T4">Out-of-band</text:span></text:p>
            <text:p text:style-name="P12"><text:span text:style-name="T4">stage</text:span></text:p>
          </draw:text-box>
        </draw:frame>
        <draw:custom-shape draw:style-name="gr25" draw:text-style-name="P20" draw:layer="layout" svg:width="2.794cm" svg:height="0.635cm" svg:x="12.579cm" svg:y="8.03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6" draw:layer="layout" svg:width="1.924cm" svg:height="1.199cm" svg:x="15.436cm" svg:y="7.755cm">
          <draw:text-box>
            <text:p text:style-name="P12"><text:span text:style-name="T4">In band</text:span></text:p>
            <text:p text:style-name="P12"><text:span text:style-name="T4">st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ERUM</meta:initial-creator>
    <meta:creation-date>2019-03-17T10:08:31.119455410</meta:creation-date>
    <dc:date>2019-03-17T11:36:17.378331451</dc:date>
    <dc:creator>Philippe GERUM</dc:creator>
    <meta:editing-duration>PT1H27M28S</meta:editing-duration>
    <meta:editing-cycles>43</meta:editing-cycles>
    <meta:generator>LibreOffice/6.1.5.2$Linux_X86_64 LibreOffice_project/10$Build-2</meta:generator>
    <meta:document-statistic meta:object-count="44"/>
  </office:meta>
</office:document-meta>
</file>